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column_name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>
            <text:p>numero_de_cliente</text:p>
          </table:table-cell>
          <table:table-cell office:value-type="float" office:value="17278384">
            <text:p>17278384</text:p>
          </table:table-cell>
          <table:table-cell office:value-type="float" office:value="17245813">
            <text:p>17245813</text:p>
          </table:table-cell>
          <table:table-cell office:value-type="float" office:value="39830480">
            <text:p>39830480</text:p>
          </table:table-cell>
          <table:table-cell office:value-type="float" office:value="4566141">
            <text:p>4566141</text:p>
          </table:table-cell>
          <table:table-cell table:number-columns-repeated="1019"/>
        </table:table-row>
        <table:table-row table:style-name="ro1">
          <table:table-cell office:value-type="string">
            <text:p>foto_mes</text:p>
          </table:table-cell>
          <table:table-cell table:number-columns-repeated="4" office:value-type="float" office:value="201404">
            <text:p>20140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keting_activo_ultimos90dias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liente_vi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sucursal</text:p>
          </table:table-cell>
          <table:table-cell office:value-type="float" office:value="372">
            <text:p>372</text:p>
          </table:table-cell>
          <table:table-cell office:value-type="float" office:value="327">
            <text:p>327</text:p>
          </table:table-cell>
          <table:table-cell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liente_edad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antiguedad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rentabilidad</text:p>
          </table:table-cell>
          <table:table-cell office:value-type="float" office:value="745">
            <text:p>745</text:p>
          </table:table-cell>
          <table:table-cell office:value-type="float" office:value="527">
            <text:p>527</text:p>
          </table:table-cell>
          <table:table-cell office:value-type="float" office:value="192870">
            <text:p>192870</text:p>
          </table:table-cell>
          <table:table-cell office:value-type="float" office:value="-27354">
            <text:p>-27354</text:p>
          </table:table-cell>
          <table:table-cell table:number-columns-repeated="1019"/>
        </table:table-row>
        <table:table-row table:style-name="ro1">
          <table:table-cell office:value-type="string">
            <text:p>mrentabilidad_annual</text:p>
          </table:table-cell>
          <table:table-cell office:value-type="float" office:value="8185">
            <text:p>8185</text:p>
          </table:table-cell>
          <table:table-cell office:value-type="float" office:value="6430">
            <text:p>6430</text:p>
          </table:table-cell>
          <table:table-cell office:value-type="float" office:value="916774">
            <text:p>916774</text:p>
          </table:table-cell>
          <table:table-cell office:value-type="float" office:value="-74474">
            <text:p>-74474</text:p>
          </table:table-cell>
          <table:table-cell table:number-columns-repeated="1019"/>
        </table:table-row>
        <table:table-row table:style-name="ro1">
          <table:table-cell office:value-type="string">
            <text:p>mcomisiones</text:p>
          </table:table-cell>
          <table:table-cell office:value-type="float" office:value="367">
            <text:p>367</text:p>
          </table:table-cell>
          <table:table-cell office:value-type="float" office:value="298">
            <text:p>298</text:p>
          </table:table-cell>
          <table:table-cell office:value-type="float" office:value="175021">
            <text:p>175021</text:p>
          </table:table-cell>
          <table:table-cell office:value-type="float" office:value="-4811">
            <text:p>-4811</text:p>
          </table:table-cell>
          <table:table-cell table:number-columns-repeated="1019"/>
        </table:table-row>
        <table:table-row table:style-name="ro1">
          <table:table-cell office:value-type="string">
            <text:p>mactivos_margen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office:value-type="float" office:value="74437">
            <text:p>74437</text:p>
          </table:table-cell>
          <table:table-cell office:value-type="float" office:value="-24887">
            <text:p>-24887</text:p>
          </table:table-cell>
          <table:table-cell table:number-columns-repeated="1019"/>
        </table:table-row>
        <table:table-row table:style-name="ro1">
          <table:table-cell office:value-type="string">
            <text:p>mpasivos_margen</text:p>
          </table:table-cell>
          <table:table-cell office:value-type="float" office:value="316">
            <text:p>316</text:p>
          </table:table-cell>
          <table:table-cell office:value-type="float" office:value="123">
            <text:p>123</text:p>
          </table:table-cell>
          <table:table-cell office:value-type="float" office:value="167390">
            <text:p>167390</text:p>
          </table:table-cell>
          <table:table-cell office:value-type="float" office:value="-5562">
            <text:p>-5562</text:p>
          </table:table-cell>
          <table:table-cell table:number-columns-repeated="1019"/>
        </table:table-row>
        <table:table-row table:style-name="ro1">
          <table:table-cell office:value-type="string">
            <text:p>marketing_coss_selling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1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3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5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8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corrien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corriente_Nopaquet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074212">
            <text:p>2074212</text:p>
          </table:table-cell>
          <table:table-cell office:value-type="float" office:value="-114354">
            <text:p>-11435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_corriente_Paquete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94533">
            <text:p>3194533</text:p>
          </table:table-cell>
          <table:table-cell table:style-name="ce1" office:value-type="float" office:value="-5195207">
            <text:p>-5195207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cuenta_corriente_dolare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ahorr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a_ahorro_Paquete</text:p>
          </table:table-cell>
          <table:table-cell office:value-type="float" office:value="16564">
            <text:p>16564</text:p>
          </table:table-cell>
          <table:table-cell office:value-type="float" office:value="3578">
            <text:p>3578</text:p>
          </table:table-cell>
          <table:table-cell office:value-type="float" office:value="15167953">
            <text:p>15167953</text:p>
          </table:table-cell>
          <table:table-cell office:value-type="float" office:value="-882">
            <text:p>-882</text:p>
          </table:table-cell>
          <table:table-cell table:number-columns-repeated="1019"/>
        </table:table-row>
        <table:table-row table:style-name="ro1">
          <table:table-cell office:value-type="string">
            <text:p>mcaja_ahorro_Nopaquete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1521246">
            <text:p>1521246</text:p>
          </table:table-cell>
          <table:table-cell office:value-type="float" office:value="-2757">
            <text:p>-2757</text:p>
          </table:table-cell>
          <table:table-cell table:number-columns-repeated="1019"/>
        </table:table-row>
        <table:table-row table:style-name="ro1">
          <table:table-cell office:value-type="string">
            <text:p>mcaja_ahorro_dolares</text:p>
          </table:table-cell>
          <table:table-cell office:value-type="float" office:value="3966">
            <text:p>3966</text:p>
          </table:table-cell>
          <table:table-cell office:value-type="float" office:value="0">
            <text:p>0</text:p>
          </table:table-cell>
          <table:table-cell office:value-type="float" office:value="6926679">
            <text:p>6926679</text:p>
          </table:table-cell>
          <table:table-cell office:value-type="float" office:value="-28564">
            <text:p>-28564</text:p>
          </table:table-cell>
          <table:table-cell table:number-columns-repeated="1019"/>
        </table:table-row>
        <table:table-row table:style-name="ro1">
          <table:table-cell office:value-type="string">
            <text:p>mdescubierto_preacordad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s_saldo</text:p>
          </table:table-cell>
          <table:table-cell table:style-name="ce1" office:value-type="float" office:value="24272">
            <text:p>24272</text:p>
          </table:table-cell>
          <table:table-cell table:style-name="ce1" office:value-type="float" office:value="4305">
            <text:p>4305</text:p>
          </table:table-cell>
          <table:table-cell table:style-name="ce1" office:value-type="float" office:value="15161759">
            <text:p>15161759</text:p>
          </table:table-cell>
          <table:table-cell table:style-name="ce1" office:value-type="float" office:value="-386266">
            <text:p>-386266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debi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debito_transaccion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utoservicio</text:p>
          </table:table-cell>
          <table:table-cell office:value-type="float" office:value="2151">
            <text:p>2151</text:p>
          </table:table-cell>
          <table:table-cell office:value-type="float" office:value="529">
            <text:p>529</text:p>
          </table:table-cell>
          <table:table-cell office:value-type="float" office:value="575610">
            <text:p>5756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visa_transacciones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consumo</text:p>
          </table:table-cell>
          <table:table-cell table:style-name="ce1" office:value-type="float" office:value="4854">
            <text:p>4854</text:p>
          </table:table-cell>
          <table:table-cell table:style-name="ce1" office:value-type="float" office:value="2831">
            <text:p>2831</text:p>
          </table:table-cell>
          <table:table-cell table:style-name="ce1" office:value-type="float" office:value="175492">
            <text:p>17549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mast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master_transaccio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arjeta_master_consumo</text:p>
          </table:table-cell>
          <table:table-cell office:value-type="float" office:value="1522">
            <text:p>1522</text:p>
          </table:table-cell>
          <table:table-cell office:value-type="float" office:value="0">
            <text:p>0</text:p>
          </table:table-cell>
          <table:table-cell office:value-type="float" office:value="155225">
            <text:p>15522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ersonales</text:p>
          </table:table-cell>
          <table:table-cell office:value-type="float" office:value="13379">
            <text:p>13379</text:p>
          </table:table-cell>
          <table:table-cell office:value-type="float" office:value="0">
            <text:p>0</text:p>
          </table:table-cell>
          <table:table-cell office:value-type="float" office:value="498546">
            <text:p>4985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rend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rendarios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443612">
            <text:p>4436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hipotec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hipotecarios</text:p>
          </table:table-cell>
          <table:table-cell office:value-type="float" office:value="4743">
            <text:p>4743</text:p>
          </table:table-cell>
          <table:table-cell office:value-type="float" office:value="0">
            <text:p>0</text:p>
          </table:table-cell>
          <table:table-cell office:value-type="float" office:value="1320774">
            <text:p>13207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zo_fij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dolares</text:p>
          </table:table-cell>
          <table:table-cell office:value-type="float" office:value="18400">
            <text:p>18400</text:p>
          </table:table-cell>
          <table:table-cell office:value-type="float" office:value="0">
            <text:p>0</text:p>
          </table:table-cell>
          <table:table-cell office:value-type="float" office:value="24788845">
            <text:p>247888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pesos</text:p>
          </table:table-cell>
          <table:table-cell office:value-type="float" office:value="2091">
            <text:p>2091</text:p>
          </table:table-cell>
          <table:table-cell office:value-type="float" office:value="0">
            <text:p>0</text:p>
          </table:table-cell>
          <table:table-cell office:value-type="float" office:value="9196342">
            <text:p>91963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fondos_comunes_invers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fondos_comunes_inversion_pesos</text:p>
          </table:table-cell>
          <table:table-cell table:style-name="ce2" office:value-type="float" office:value="2021">
            <text:p>20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675209">
            <text:p>19675209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mfondos_comunes_inversion_dolares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015943">
            <text:p>201594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itul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itulos</text:p>
          </table:table-cell>
          <table:table-cell office:value-type="float" office:value="10241">
            <text:p>10241</text:p>
          </table:table-cell>
          <table:table-cell office:value-type="float" office:value="0">
            <text:p>0</text:p>
          </table:table-cell>
          <table:table-cell office:value-type="float" office:value="41652650">
            <text:p>416526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da_mercado_abier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u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viend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ccidente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segurid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bonos_gobierno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monedas_extranje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inversiones_ot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n_sueld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lan_sueldo</text:p>
          </table:table-cell>
          <table:table-cell table:style-name="ce1" office:value-type="float" office:value="9013">
            <text:p>9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12146">
            <text:p>701214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plan_sueldo_manual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9330">
            <text:p>679330</text:p>
          </table:table-cell>
          <table:table-cell table:style-name="ce1" office:value-type="float" office:value="-29665">
            <text:p>-29665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plan_sueldo_transacc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bitos_automaticos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290901">
            <text:p>29090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_debitos_automatic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visa_debitos_automaticos</text:p>
          </table:table-cell>
          <table:table-cell office:value-type="float" office:value="1061">
            <text:p>1061</text:p>
          </table:table-cell>
          <table:table-cell office:value-type="float" office:value="311">
            <text:p>311</text:p>
          </table:table-cell>
          <table:table-cell office:value-type="float" office:value="68483">
            <text:p>684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master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master_debitos_automaticos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51721">
            <text:p>517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godeservici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deservicios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5050">
            <text:p>12505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pagomiscuent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miscuentas</text:p>
          </table:table-cell>
          <table:table-cell table:style-name="ce1" office:value-type="float" office:value="1825">
            <text:p>18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34274">
            <text:p>183427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ajeros_propios_descuent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ajeros_propios_descuento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269">
            <text:p>726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visa_descuent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descuentos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158">
            <text:p>1715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master_descuentos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master_descuentos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160">
            <text:p>1416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mantenimi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mantenimiento</text:p>
          </table:table-cell>
          <table:table-cell office:value-type="float" office:value="149">
            <text:p>149</text:p>
          </table:table-cell>
          <table:table-cell office:value-type="float" office:value="201">
            <text:p>201</text:p>
          </table:table-cell>
          <table:table-cell office:value-type="float" office:value="3208">
            <text:p>320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otras</text:p>
          </table:table-cell>
          <table:table-cell table:number-columns-repeated="2"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otras</text:p>
          </table:table-cell>
          <table:table-cell office:value-type="float" office:value="422">
            <text:p>422</text:p>
          </table:table-cell>
          <table:table-cell office:value-type="float" office:value="342">
            <text:p>342</text:p>
          </table:table-cell>
          <table:table-cell office:value-type="float" office:value="194923">
            <text:p>194923</text:p>
          </table:table-cell>
          <table:table-cell office:value-type="float" office:value="-5520">
            <text:p>-5520</text:p>
          </table:table-cell>
          <table:table-cell table:number-columns-repeated="1019"/>
        </table:table-row>
        <table:table-row table:style-name="ro1">
          <table:table-cell office:value-type="string">
            <text:p>tcambio_moned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12650">
            <text:p>126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vent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venta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130">
            <text:p>71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ransferencias_recibidas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ransferencias_recibidas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84500">
            <text:p>118450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ransferencias_emitidas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ransferencias_emitidas</text:p>
          </table:table-cell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1213829">
            <text:p>121382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extraccion_autoservic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extraccion_autoservicio</text:p>
          </table:table-cell>
          <table:table-cell office:value-type="float" office:value="4130">
            <text:p>4130</text:p>
          </table:table-cell>
          <table:table-cell office:value-type="float" office:value="690">
            <text:p>690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depositados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</text:p>
          </table:table-cell>
          <table:table-cell office:value-type="float" office:value="3740">
            <text:p>3740</text:p>
          </table:table-cell>
          <table:table-cell office:value-type="float" office:value="0">
            <text:p>0</text:p>
          </table:table-cell>
          <table:table-cell office:value-type="float" office:value="8398151">
            <text:p>83981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</text:p>
          </table:table-cell>
          <table:table-cell table:number-columns-repeated="2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heques_emitidos</text:p>
          </table:table-cell>
          <table:table-cell table:style-name="ce1" office:value-type="float" office:value="2445">
            <text:p>24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261469">
            <text:p>1126146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heques_deposita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_rechazados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153950">
            <text:p>21539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emitidos_rechazados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77312">
            <text:p>16773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llcent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llcenter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homebanki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homebanking_transacciones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6638">
            <text:p>66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autoservici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autoservicio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consult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deposit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extr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otr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propio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propio</text:p>
          </table:table-cell>
          <table:table-cell office:value-type="float" office:value="2671">
            <text:p>2671</text:p>
          </table:table-cell>
          <table:table-cell office:value-type="float" office:value="0">
            <text:p>0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ajenos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ajenos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93150">
            <text:p>931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movimientos_ultimos90di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aster_mfinanciacion_limite</text:p>
          </table:table-cell>
          <table:table-cell office:value-type="float" office:value="30101">
            <text:p>30101</text:p>
          </table:table-cell>
          <table:table-cell office:value-type="float" office:value="15525">
            <text:p>15525</text:p>
          </table:table-cell>
          <table:table-cell office:value-type="float" office:value="1604127">
            <text:p>160412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vencimiento</text:p>
          </table:table-cell>
          <table:table-cell office:value-type="float" office:value="20158488">
            <text:p>20158488</text:p>
          </table:table-cell>
          <table:table-cell office:value-type="float" office:value="20160531">
            <text:p>20160531</text:p>
          </table:table-cell>
          <table:table-cell office:value-type="float" office:value="99991231">
            <text:p>99991231</text:p>
          </table:table-cell>
          <table:table-cell office:value-type="float" office:value="20020630">
            <text:p>20020630</text:p>
          </table:table-cell>
          <table:table-cell table:number-columns-repeated="1019"/>
        </table:table-row>
        <table:table-row table:style-name="ro1">
          <table:table-cell office:value-type="string">
            <text:p>Master_Finiciomora</text:p>
          </table:table-cell>
          <table:table-cell office:value-type="float" office:value="20140395">
            <text:p>20140395</text:p>
          </table:table-cell>
          <table:table-cell office:value-type="float" office:value="20140411">
            <text:p>20140411</text:p>
          </table:table-cell>
          <table:table-cell office:value-type="float" office:value="20140430">
            <text:p>20140430</text:p>
          </table:table-cell>
          <table:table-cell office:value-type="float" office:value="20140109">
            <text:p>20140109</text:p>
          </table:table-cell>
          <table:table-cell table:number-columns-repeated="1019"/>
        </table:table-row>
        <table:table-row table:style-name="ro1">
          <table:table-cell office:value-type="string">
            <text:p>Master_msaldototal</text:p>
          </table:table-cell>
          <table:table-cell office:value-type="float" office:value="3370">
            <text:p>3370</text:p>
          </table:table-cell>
          <table:table-cell office:value-type="float" office:value="335">
            <text:p>335</text:p>
          </table:table-cell>
          <table:table-cell office:value-type="float" office:value="257199">
            <text:p>257199</text:p>
          </table:table-cell>
          <table:table-cell office:value-type="float" office:value="-73783">
            <text:p>-73783</text:p>
          </table:table-cell>
          <table:table-cell table:number-columns-repeated="1019"/>
        </table:table-row>
        <table:table-row table:style-name="ro1">
          <table:table-cell office:value-type="string">
            <text:p>Master_msaldopesos</text:p>
          </table:table-cell>
          <table:table-cell office:value-type="float" office:value="3086">
            <text:p>3086</text:p>
          </table:table-cell>
          <table:table-cell office:value-type="float" office:value="323">
            <text:p>323</text:p>
          </table:table-cell>
          <table:table-cell office:value-type="float" office:value="257199">
            <text:p>257199</text:p>
          </table:table-cell>
          <table:table-cell office:value-type="float" office:value="-73783">
            <text:p>-73783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saldodolares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951">
            <text:p>128951</text:p>
          </table:table-cell>
          <table:table-cell table:style-name="ce1" office:value-type="float" office:value="-74965">
            <text:p>-74965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pesos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154649">
            <text:p>154649</text:p>
          </table:table-cell>
          <table:table-cell table:style-name="ce1" office:value-type="float" office:value="-10393">
            <text:p>-10393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dolares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115">
            <text:p>1611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limitecompra</text:p>
          </table:table-cell>
          <table:table-cell office:value-type="float" office:value="33476">
            <text:p>33476</text:p>
          </table:table-cell>
          <table:table-cell office:value-type="float" office:value="17250">
            <text:p>17250</text:p>
          </table:table-cell>
          <table:table-cell office:value-type="float" office:value="662482">
            <text:p>662482</text:p>
          </table:table-cell>
          <table:table-cell office:value-type="float" office:value="966">
            <text:p>966</text:p>
          </table:table-cell>
          <table:table-cell table:number-columns-repeated="1019"/>
        </table:table-row>
        <table:table-row table:style-name="ro1">
          <table:table-cell office:value-type="string">
            <text:p>Master_madelantopesos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7250">
            <text:p>172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delantodolar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ultimo_cierre</text:p>
          </table:table-cell>
          <table:table-cell office:value-type="float" office:value="20140387">
            <text:p>20140387</text:p>
          </table:table-cell>
          <table:table-cell table:number-columns-repeated="2" office:value-type="float" office:value="20140430">
            <text:p>20140430</text:p>
          </table:table-cell>
          <table:table-cell office:value-type="float" office:value="20070426">
            <text:p>2007042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pagado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6750">
            <text:p>16675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pagospesos</text:p>
          </table:table-cell>
          <table:table-cell office:value-type="float" office:value="-3225">
            <text:p>-3225</text:p>
          </table:table-cell>
          <table:table-cell office:value-type="float" office:value="-1495">
            <text:p>-1495</text:p>
          </table:table-cell>
          <table:table-cell office:value-type="float" office:value="10749">
            <text:p>10749</text:p>
          </table:table-cell>
          <table:table-cell office:value-type="float" office:value="-194709">
            <text:p>-194709</text:p>
          </table:table-cell>
          <table:table-cell table:number-columns-repeated="1019"/>
        </table:table-row>
        <table:table-row table:style-name="ro1">
          <table:table-cell office:value-type="string">
            <text:p>Master_mpagosdolare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290">
            <text:p>1629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echaalta</text:p>
          </table:table-cell>
          <table:table-cell office:value-type="float" office:value="20082765">
            <text:p>20082765</text:p>
          </table:table-cell>
          <table:table-cell office:value-type="float" office:value="20090128">
            <text:p>20090128</text:p>
          </table:table-cell>
          <table:table-cell office:value-type="float" office:value="20140429">
            <text:p>20140429</text:p>
          </table:table-cell>
          <table:table-cell office:value-type="float" office:value="20000608">
            <text:p>2000060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consumototal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154649">
            <text:p>154649</text:p>
          </table:table-cell>
          <table:table-cell table:style-name="ce1" office:value-type="float" office:value="-10393">
            <text:p>-10393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pagominimo</text:p>
          </table:table-cell>
          <table:table-cell office:value-type="float" office:value="780">
            <text:p>780</text:p>
          </table:table-cell>
          <table:table-cell office:value-type="float" office:value="34">
            <text:p>34</text:p>
          </table:table-cell>
          <table:table-cell office:value-type="float" office:value="257197">
            <text:p>25719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Visa_mfinanciacion_limite</text:p>
          </table:table-cell>
          <table:table-cell office:value-type="float" office:value="37743">
            <text:p>37743</text:p>
          </table:table-cell>
          <table:table-cell office:value-type="float" office:value="21735">
            <text:p>21735</text:p>
          </table:table-cell>
          <table:table-cell office:value-type="float" office:value="2266880">
            <text:p>22668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vencimiento</text:p>
          </table:table-cell>
          <table:table-cell office:value-type="float" office:value="20509172">
            <text:p>20509172</text:p>
          </table:table-cell>
          <table:table-cell office:value-type="float" office:value="20160430">
            <text:p>20160430</text:p>
          </table:table-cell>
          <table:table-cell office:value-type="float" office:value="99991231">
            <text:p>99991231</text:p>
          </table:table-cell>
          <table:table-cell office:value-type="float" office:value="19990531">
            <text:p>19990531</text:p>
          </table:table-cell>
          <table:table-cell table:number-columns-repeated="1019"/>
        </table:table-row>
        <table:table-row table:style-name="ro1">
          <table:table-cell office:value-type="string">
            <text:p>Visa_Finiciomora</text:p>
          </table:table-cell>
          <table:table-cell office:value-type="float" office:value="20140381">
            <text:p>20140381</text:p>
          </table:table-cell>
          <table:table-cell office:value-type="float" office:value="20140409">
            <text:p>20140409</text:p>
          </table:table-cell>
          <table:table-cell office:value-type="float" office:value="20140428">
            <text:p>20140428</text:p>
          </table:table-cell>
          <table:table-cell office:value-type="float" office:value="20140204">
            <text:p>20140204</text:p>
          </table:table-cell>
          <table:table-cell table:number-columns-repeated="1019"/>
        </table:table-row>
        <table:table-row table:style-name="ro1">
          <table:table-cell office:value-type="string">
            <text:p>Visa_msaldototal</text:p>
          </table:table-cell>
          <table:table-cell office:value-type="float" office:value="7334">
            <text:p>7334</text:p>
          </table:table-cell>
          <table:table-cell office:value-type="float" office:value="3909">
            <text:p>3909</text:p>
          </table:table-cell>
          <table:table-cell office:value-type="float" office:value="705921">
            <text:p>705921</text:p>
          </table:table-cell>
          <table:table-cell office:value-type="float" office:value="-58457">
            <text:p>-58457</text:p>
          </table:table-cell>
          <table:table-cell table:number-columns-repeated="1019"/>
        </table:table-row>
        <table:table-row table:style-name="ro1">
          <table:table-cell office:value-type="string">
            <text:p>Visa_msaldopesos</text:p>
          </table:table-cell>
          <table:table-cell office:value-type="float" office:value="7961">
            <text:p>7961</text:p>
          </table:table-cell>
          <table:table-cell office:value-type="float" office:value="4350">
            <text:p>4350</text:p>
          </table:table-cell>
          <table:table-cell office:value-type="float" office:value="811809">
            <text:p>811809</text:p>
          </table:table-cell>
          <table:table-cell office:value-type="float" office:value="-67226">
            <text:p>-67226</text:p>
          </table:table-cell>
          <table:table-cell table:number-columns-repeated="1019"/>
        </table:table-row>
        <table:table-row table:style-name="ro1">
          <table:table-cell office:value-type="string">
            <text:p>Visa_msaldodolares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45887">
            <text:p>145887</text:p>
          </table:table-cell>
          <table:table-cell office:value-type="float" office:value="-34982">
            <text:p>-34982</text:p>
          </table:table-cell>
          <table:table-cell table:number-columns-repeated="1019"/>
        </table:table-row>
        <table:table-row table:style-name="ro1">
          <table:table-cell office:value-type="string">
            <text:p>Visa_mconsumospesos</text:p>
          </table:table-cell>
          <table:table-cell office:value-type="float" office:value="3805">
            <text:p>3805</text:p>
          </table:table-cell>
          <table:table-cell office:value-type="float" office:value="1795">
            <text:p>1795</text:p>
          </table:table-cell>
          <table:table-cell office:value-type="float" office:value="737922">
            <text:p>737922</text:p>
          </table:table-cell>
          <table:table-cell office:value-type="float" office:value="-9950">
            <text:p>-9950</text:p>
          </table:table-cell>
          <table:table-cell table:number-columns-repeated="1019"/>
        </table:table-row>
        <table:table-row table:style-name="ro1">
          <table:table-cell office:value-type="string">
            <text:p>Visa_mconsumosdolares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9211">
            <text:p>1921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limitecompra</text:p>
          </table:table-cell>
          <table:table-cell office:value-type="float" office:value="41944">
            <text:p>41944</text:p>
          </table:table-cell>
          <table:table-cell office:value-type="float" office:value="24150">
            <text:p>24150</text:p>
          </table:table-cell>
          <table:table-cell office:value-type="float" office:value="2266880">
            <text:p>2266880</text:p>
          </table:table-cell>
          <table:table-cell office:value-type="float" office:value="661">
            <text:p>661</text:p>
          </table:table-cell>
          <table:table-cell table:number-columns-repeated="1019"/>
        </table:table-row>
        <table:table-row table:style-name="ro1">
          <table:table-cell office:value-type="string">
            <text:p>Visa_madelantopesos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-1811">
            <text:p>-1811</text:p>
          </table:table-cell>
          <table:table-cell table:number-columns-repeated="1019"/>
        </table:table-row>
        <table:table-row table:style-name="ro1">
          <table:table-cell office:value-type="string">
            <text:p>Visa_madelantodolar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ultimo_cierre</text:p>
          </table:table-cell>
          <table:table-cell office:value-type="float" office:value="20140386">
            <text:p>20140386</text:p>
          </table:table-cell>
          <table:table-cell table:number-columns-repeated="2" office:value-type="float" office:value="20140430">
            <text:p>20140430</text:p>
          </table:table-cell>
          <table:table-cell office:value-type="float" office:value="20060622">
            <text:p>2006062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sa_mpagado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568">
            <text:p>19256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Visa_mpagospesos</text:p>
          </table:table-cell>
          <table:table-cell office:value-type="float" office:value="-5823">
            <text:p>-5823</text:p>
          </table:table-cell>
          <table:table-cell office:value-type="float" office:value="-3598">
            <text:p>-3598</text:p>
          </table:table-cell>
          <table:table-cell office:value-type="float" office:value="19706">
            <text:p>19706</text:p>
          </table:table-cell>
          <table:table-cell office:value-type="float" office:value="-859761">
            <text:p>-859761</text:p>
          </table:table-cell>
          <table:table-cell table:number-columns-repeated="1019"/>
        </table:table-row>
        <table:table-row table:style-name="ro1">
          <table:table-cell office:value-type="string">
            <text:p>Visa_mpagosdolare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5351">
            <text:p>253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echaalta</text:p>
          </table:table-cell>
          <table:table-cell office:value-type="float" office:value="20064796">
            <text:p>20064796</text:p>
          </table:table-cell>
          <table:table-cell office:value-type="float" office:value="20070718">
            <text:p>20070718</text:p>
          </table:table-cell>
          <table:table-cell office:value-type="float" office:value="20140429">
            <text:p>20140429</text:p>
          </table:table-cell>
          <table:table-cell office:value-type="float" office:value="19860904">
            <text:p>19860904</text:p>
          </table:table-cell>
          <table:table-cell table:number-columns-repeated="1019"/>
        </table:table-row>
        <table:table-row table:style-name="ro1">
          <table:table-cell office:value-type="string">
            <text:p>Visa_mconsumototal</text:p>
          </table:table-cell>
          <table:table-cell office:value-type="float" office:value="3805">
            <text:p>3805</text:p>
          </table:table-cell>
          <table:table-cell office:value-type="float" office:value="1795">
            <text:p>1795</text:p>
          </table:table-cell>
          <table:table-cell office:value-type="float" office:value="737922">
            <text:p>737922</text:p>
          </table:table-cell>
          <table:table-cell office:value-type="float" office:value="-9950">
            <text:p>-9950</text:p>
          </table:table-cell>
          <table:table-cell table:number-columns-repeated="1019"/>
        </table:table-row>
        <table:table-row table:style-name="ro1">
          <table:table-cell office:value-type="string">
            <text:p>Visa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pagominimo</text:p>
          </table:table-cell>
          <table:table-cell office:value-type="float" office:value="1767">
            <text:p>1767</text:p>
          </table:table-cell>
          <table:table-cell office:value-type="float" office:value="828">
            <text:p>828</text:p>
          </table:table-cell>
          <table:table-cell office:value-type="float" office:value="408220">
            <text:p>40822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articipa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13:55:28</dc:date>
    <dc:creator>nemi </dc:creator>
    <meta:generator>LibreOffice/3.5$Linux_X86_64 LibreOffice_project/350m1$Build-2</meta:generator>
    <meta:editing-duration>PT20M19S</meta:editing-duration>
    <meta:editing-cycles>3</meta:editing-cycles>
    <meta:document-statistic meta:table-count="1" meta:cell-count="855" meta:object-count="0"/>
  </office:meta>
</office:document-meta>
</file>